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ira Code Light" svg:font-family="'Fira Code Light'"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nifont" svg:font-family="Unifont" style:font-family-generic="system" style:font-pitch="variable"/>
  </office:font-face-decls>
  <office:automatic-styles>
    <style:style style:name="dp1" style:family="drawing-page"/>
    <style:style style:name="gr1" style:family="graphic" style:parent-style-name="standard">
      <style:graphic-properties draw:stroke="none" svg:stroke-width="0cm" draw:shadow="hidden" dr3d:depth="1.623cm" dr3d:close-front="true" dr3d:close-back="true" dr3d:texture-generation-mode-x="parallel" dr3d:texture-generation-mode-y="parallel" loext:decorative="false"/>
    </style:style>
    <style:style style:name="gr2" style:family="graphic" style:parent-style-name="standard">
      <style:graphic-properties svg:stroke-width="0.018cm" draw:marker-start-width="0.227cm" draw:marker-end-width="0.227cm" draw:opacity="70%" draw:textarea-horizontal-align="justify" draw:textarea-vertical-align="middle" draw:auto-grow-height="false" fo:min-height="2.706cm" fo:min-width="8.833cm" fo:padding-top="0.134cm" fo:padding-bottom="0.134cm" fo:padding-left="0.259cm" fo:padding-right="0.259cm" loext:decorative="false"/>
    </style:style>
    <style:style style:name="gr3" style:family="graphic" style:parent-style-name="objectwithoutfill">
      <style:graphic-properties svg:stroke-width="0.018cm" draw:marker-start-width="0.227cm" draw:marker-end-width="0.227cm" draw:fill="none" draw:textarea-vertical-align="middle" fo:padding-top="0.134cm" fo:padding-bottom="0.134cm" fo:padding-left="0.259cm" fo:padding-right="0.259cm" loext:decorative="false"/>
    </style:style>
    <style:style style:name="gr4" style:family="graphic" style:parent-style-name="standard">
      <style:graphic-properties svg:stroke-opacity="0%" draw:stroke-linejoin="none" draw:fill-color="#ffffff" draw:opacity="100%" draw:textarea-horizontal-align="justify" draw:textarea-vertical-align="middle" draw:auto-grow-height="false" fo:min-height="5.205cm" fo:min-width="9.375cm" loext:decorative="false"/>
    </style:style>
    <style:style style:name="gr5" style:family="graphic" style:parent-style-name="standard">
      <style:graphic-properties svg:stroke-opacity="0%" draw:opacity="71%" draw:textarea-vertical-align="middle" loext:decorative="false"/>
    </style:style>
    <style:style style:name="gr6" style:family="graphic" style:parent-style-name="objectwithoutfill">
      <style:graphic-properties draw:fill="none" draw:textarea-vertical-align="middle" loext:decorative="false"/>
    </style:style>
    <style:style style:name="gr7" style:family="graphic" style:parent-style-name="standard">
      <style:graphic-properties draw:textarea-vertical-align="middle" loext:decorative="false"/>
    </style:style>
    <style:style style:name="gr8" style:family="graphic" style:parent-style-name="objectwithoutfill">
      <style:graphic-properties svg:stroke-width="0.018cm" draw:marker-start-width="0.227cm" draw:marker-end-width="0.227cm" draw:stroke-linejoin="miter" svg:stroke-linecap="round" draw:fill="none" draw:textarea-vertical-align="middle" fo:padding-top="0.134cm" fo:padding-bottom="0.134cm" fo:padding-left="0.259cm" fo:padding-right="0.259cm" loext:decorative="false"/>
    </style:style>
    <style:style style:name="gr9" style:family="graphic" style:parent-style-name="objectwithoutfill">
      <style:graphic-properties svg:stroke-width="0.035cm" svg:stroke-color="#00a933" draw:marker-start="" draw:marker-start-width="0.252cm" draw:marker-end="Arrowheads_20_4" draw:marker-end-width="0.252cm" draw:fill="none" draw:textarea-vertical-align="middle" fo:padding-top="0.142cm" fo:padding-bottom="0.142cm" fo:padding-left="0.267cm" fo:padding-right="0.267cm" loext:decorative="false"/>
    </style:style>
    <style:style style:name="gr10" style:family="graphic" style:parent-style-name="objectwithoutfill">
      <style:graphic-properties svg:stroke-width="0.028cm" svg:stroke-color="#f10d0c" draw:marker-start-width="0.242cm" draw:marker-end-width="0.242cm" draw:stroke-linejoin="miter" draw:fill="none" draw:textarea-vertical-align="middle" fo:padding-top="0.139cm" fo:padding-bottom="0.139cm" fo:padding-left="0.264cm" fo:padding-right="0.264cm" loext:decorative="false"/>
    </style:style>
    <style:style style:name="gr11" style:family="graphic" style:parent-style-name="standard">
      <style:graphic-properties svg:stroke-opacity="0%" draw:opacity="0%" draw:textarea-horizontal-align="justify" draw:textarea-vertical-align="middle" draw:auto-grow-height="false" fo:min-height="0.75cm" fo:min-width="5cm" loext:decorative="false"/>
      <style:paragraph-properties style:writing-mode="lr-tb"/>
    </style:style>
    <style:style style:name="gr12" style:family="graphic" style:parent-style-name="standard">
      <style:graphic-properties svg:stroke-opacity="0%" draw:opacity="0%" draw:textarea-horizontal-align="justify" draw:textarea-vertical-align="middle" draw:auto-grow-height="false" fo:min-height="1cm" fo:min-width="5.25cm" loext:decorative="false"/>
      <style:paragraph-properties style:writing-mode="lr-tb"/>
    </style:style>
    <style:style style:name="P1" style:family="paragraph">
      <loext:graphic-properties draw:opacity="70%"/>
      <style:paragraph-properties fo:text-align="center"/>
    </style:style>
    <style:style style:name="P2" style:family="paragraph">
      <loext:graphic-properties draw:fill="none"/>
      <style:paragraph-properties fo:text-align="center"/>
    </style:style>
    <style:style style:name="P3" style:family="paragraph">
      <loext:graphic-properties draw:fill-color="#ffffff" draw:opacity="100%"/>
      <style:paragraph-properties fo:text-align="center"/>
    </style:style>
    <style:style style:name="P4" style:family="paragraph">
      <loext:graphic-properties draw:opacity="71%"/>
      <style:paragraph-properties fo:text-align="center"/>
    </style:style>
    <style:style style:name="P5" style:family="paragraph">
      <style:paragraph-properties fo:text-align="center"/>
    </style:style>
    <style:style style:name="P6" style:family="paragraph">
      <loext:graphic-properties draw:opacity="0%"/>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3d:extrude draw:style-name="gr1" draw:layer="layout" dr3d:transform="matrix (-0.907763291136069 -0.180232915972741 -0.378790051698529 0.323298686852326 0.274781501278793 -0.905523652719544 0.267289667487123 -0.944463457501124 -0.191167494882597 11.1073110632667cm -3.99411783338858cm -4.27273229335451cm)" svg:viewBox="1000 -11000 7250 6500" svg:d="M7375-7497.5l-5.12359230577658-155.945479060677-15.2845871471536-154.774264561785-25.3162973332674-153.120553160814-35.2187228641196-150.984344857763-44.9918637397095-148.365639652633-54.635719960037-145.264437545426-64.1502915250994-141.680738536135-73.5355784349022-137.614542624768-82.4099006257748-132.490950318992-90.6239730366851-126.396151388983-98.4848332007778-119.948140212155-105.992481118054-113.146916788515-113.146916788513-105.992481118054-119.948140212156-98.4848332007787-126.396151388983-90.6239730366833-132.490950318992-82.4099006257748-137.614542624768-73.5355784349013-141.680738536137-64.1502915251003-145.264437545424-54.6357199600352-148.365639652633-44.9918637397095-150.984344857763-35.2187228641196-153.120553160814-25.3162973332692-154.774264561785-15.2845871471545-155.945479060677-5.12359230577567-155.945479060677 5.12359230577567-154.774264561785 15.2845871471545-153.120553160814 25.3162973332674-150.984344857763 35.2187228641196-148.365639652633 44.9918637397095-145.264437545425 54.635719960037-141.680738536136 64.1502915251003-137.614542624768 73.5355784349013-132.490950318992 82.4099006257748-126.396151388983 90.6239730366833-119.948140212156 98.4848332007787-113.146916788514 105.992481118054-105.992481118054 113.146916788515-98.4848332007773 119.948140212155-90.6239730366842 126.396151388983-82.4099006257752 132.490950318992-73.5355784349017 137.614542624768-64.1502915250999 141.680738536135-54.6357199600361 145.264437545426-44.9918637397095 148.365639652632-35.2187228641201 150.984344857762-25.3162973332683 153.120553160814-15.2845871471536 154.774264561785-5.12359230577613 155.945479060677 5.12359230577613 155.945479060677 15.2845871471532 154.774264561785 25.3162973332683 153.120553160814 35.2187228641201 150.984344857763 44.99186373971 148.365639652633 54.6357199600361 145.264437545425 64.1502915250999 141.680738536136 73.5355784349017 137.614542624768 82.4099006257748 132.490950318992 90.6239730366842 126.396151388983 98.4848332007773 119.948140212156 105.992481118053 113.146916788513 113.146916788513 105.992481118054 119.948140212156 98.4848332007778 126.396151388982 90.6239730366851 132.490950318992 82.4099006257748 137.614542624768 73.5355784349022 141.680738536136 64.1502915251003 145.264437545425 54.635719960037 148.365639652633 44.9918637397095 150.984344857763 35.2187228641196 153.120553160814 25.3162973332683 154.774264561785 15.2845871471536 155.945479060677 5.12359230577658 155.945479060677-5.12359230577658 154.774264561785-15.2845871471536 153.120553160814-25.3162973332674 150.984344857763-35.2187228641196 148.365639652633-44.9918637397095 145.264437545425-54.635719960037 141.680738536136-64.1502915250994 137.614542624768-73.5355784349022 132.490950318992-82.4099006257738 126.396151388983-90.6239730366842 119.948140212156-98.4848332007778 113.146916788513-105.992481118054 105.992481118054-113.146916788513 98.4848332007778-119.948140212156 90.6239730366851-126.396151388983 82.4099006257748-132.490950318992 73.5355784349022-137.614542624768 64.1502915251003-141.680738536136 54.635719960037-145.264437545425 44.9918637397095-148.365639652633 35.2187228641196-150.984344857763 25.3162973332683-153.120553160814 15.2845871471536-154.774264561784zM1000-7500l7250 1zM5000-4500v-6500z"/>
        <draw:custom-shape draw:style-name="gr2" draw:text-style-name="P1" draw:layer="layout" svg:width="13.223cm" svg:height="4.206cm" draw:transform="skewX (-0.000174532925199441) rotate (-0.0696386371545741) translate (2.642cm 6.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2.509cm" svg:y1="8.982cm" svg:x2="15.413cm" svg:y2="8.982cm">
          <text:p/>
        </draw:line>
        <draw:custom-shape draw:style-name="gr4" draw:text-style-name="P3" draw:layer="layout" svg:width="9.875cm" svg:height="5.455cm" draw:transform="skewX (0.000349065850398883) rotate (-0.863763446811994) translate (10.954cm 2.781cm)">
          <text:p/>
          <draw:enhanced-geometry svg:viewBox="0 0 21600 21600" draw:type="rectangle" draw:enhanced-path="M 0 0 L 21600 0 21600 21600 0 21600 0 0 Z N"/>
        </draw:custom-shape>
        <draw:path draw:style-name="gr5" draw:text-style-name="P4" draw:layer="layout" svg:width="6.288cm" svg:height="10.141cm" svg:x="9.444cm" svg:y="1.265cm" svg:viewBox="0 0 6289 10142" svg:d="M0 0c4680 457 6431 4351 6281 8447 0 300-25 150-98 303-273 507-969 757-1186 846-83 39-1314 493-3290 546l-115-187z">
          <text:p/>
        </draw:path>
        <draw:line draw:style-name="gr3" draw:text-style-name="P2" draw:layer="layout" svg:x1="7.449cm" svg:y1="7.1cm" svg:x2="11.15cm" svg:y2="11.407cm">
          <text:p/>
        </draw:line>
        <draw:line draw:style-name="gr3" draw:text-style-name="P2" draw:layer="layout" svg:x1="9.057cm" svg:y1="8.983cm" svg:x2="9.31cm" svg:y2="1.26cm">
          <text:p/>
        </draw:line>
        <draw:path draw:style-name="gr6" draw:text-style-name="P2" draw:layer="layout" svg:width="9.927cm" svg:height="4.658cm" draw:transform="skewX (0.000174532925199586) rotate (-0.558330827712986) translate (9.76126828621789cm 0.53734287530222cm)" svg:viewBox="0 0 9928 4659" svg:d="M0 852c4334-2252 7939 286 9928 3807">
          <text:p/>
        </draw:path>
        <draw:path draw:style-name="gr6" draw:text-style-name="P2" draw:layer="layout" svg:width="9.869cm" svg:height="5.287cm" draw:transform="skewX (0.000698131700797731) rotate (-0.558330827712986) translate (9.64015779099988cm 0.731775436294029cm)" svg:viewBox="0 0 9870 5288" svg:d="M0 623c4315-1997 7878 1145 9870 4665">
          <text:p/>
        </draw:path>
        <draw:path draw:style-name="gr6" draw:text-style-name="P2" draw:layer="layout" svg:width="9.378cm" svg:height="5.956cm" draw:transform="skewX (0.000349065850398871) rotate (-0.558679893563385) translate (9.55794812037613cm 0.867635341013253cm)" svg:viewBox="0 0 9379 5957" svg:d="M0 462c4111-1795 7388 1975 9379 5495">
          <text:p/>
        </draw:path>
        <draw:path draw:style-name="gr6" draw:text-style-name="P2" draw:layer="layout" svg:width="8.353cm" svg:height="6.83cm" draw:transform="skewX (0.00017453292519929) rotate (-0.558679893563385) translate (9.45542455021894cm 1.03421172598478cm)" svg:viewBox="0 0 8354 6831" svg:d="M0 269c3130-1415 6364 3042 8354 6562">
          <text:p/>
        </draw:path>
        <draw:path draw:style-name="gr6" draw:text-style-name="P2" draw:layer="layout" svg:width="1.875cm" svg:height="5.897cm" draw:transform="skewX (0.00122173047639604) rotate (-0.557632696012189) translate (8.99957134322879cm 1.06821579463995cm)" svg:viewBox="0 0 1876 5898" svg:d="M372 0c-719 350-487 2376 1504 5898">
          <text:p/>
        </draw:path>
        <draw:path draw:style-name="gr6" draw:text-style-name="P2" draw:layer="layout" svg:width="6.9cm" svg:height="7.712cm" draw:transform="skewX (0.000872664625997183) rotate (-0.558156294787787) translate (9.3704784899142cm 1.17731822222291cm)" svg:viewBox="0 0 6901 7713" svg:d="M0 104c1606-885 4910 4088 6901 7609">
          <text:p/>
        </draw:path>
        <draw:line draw:style-name="gr6" draw:text-style-name="P2" draw:layer="layout" svg:x1="7.464cm" svg:y1="7.061cm" svg:x2="11.133cm" svg:y2="11.371cm">
          <text:p/>
        </draw:line>
        <draw:path draw:style-name="gr7" draw:text-style-name="P5" draw:layer="layout" svg:width="3.736cm" svg:height="10.105cm" svg:x="7.457cm" svg:y="1.265cm" svg:viewBox="0 0 3737 10106" svg:d="M0 5847c84-1399 333-5847 1853-5847 2402-64 1823 10106 1823 10106z">
          <text:p/>
        </draw:path>
        <draw:path draw:style-name="gr8" draw:text-style-name="P2" draw:layer="layout" svg:width="4.562cm" svg:height="1.658cm" svg:x="11.15cm" svg:y="9.748cm" svg:viewBox="0 0 4563 1659" svg:d="M0 1659c1392 0 4360-392 4563-1659">
          <text:p/>
        </draw:path>
        <draw:path draw:style-name="gr6" draw:text-style-name="P2" draw:layer="layout" svg:width="2.448cm" svg:height="1.656cm" draw:transform="rotate (-0.463733982254894) translate (11.5740533637029cm 2.21332669163312cm)" svg:viewBox="0 0 2449 1657" svg:d="M0 1657c1260-630 2338-1262 2449-1657">
          <text:p/>
        </draw:path>
        <draw:path draw:style-name="gr6" draw:text-style-name="P2" draw:layer="layout" svg:width="2.959cm" svg:height="2.047cm" draw:transform="rotate (-0.464083048105293) translate (11.9332225989486cm 3.11692957751169cm)" svg:viewBox="0 0 2960 2048" svg:d="M0 2048c1778-778 2721-1704 2960-2048">
          <text:p/>
        </draw:path>
        <draw:path draw:style-name="gr6" draw:text-style-name="P2" draw:layer="layout" svg:width="3.302cm" svg:height="2.3cm" draw:transform="skewX (0.00174532925199425) rotate (-0.463733982254894) translate (12.1606903865981cm 4.16162957293828cm)" svg:viewBox="0 0 3303 2301" svg:d="M0 2301c1924-860 3064-1957 3303-2301">
          <text:p/>
        </draw:path>
        <draw:path draw:style-name="gr6" draw:text-style-name="P2" draw:layer="layout" svg:width="3.568cm" svg:height="2.452cm" draw:transform="skewX (0.00314159265358982) rotate (-0.463384916404494) translate (12.2979907332049cm 5.36054433153408cm)" svg:viewBox="0 0 3569 2453" svg:d="M0 2453c2106-898 3365-1899 3569-2453">
          <text:p/>
        </draw:path>
        <draw:path draw:style-name="gr6" draw:text-style-name="P2" draw:layer="layout" svg:width="3.592cm" svg:height="2.803cm" draw:transform="skewX (-0.00209439510239323) rotate (-0.464083048105293) translate (12.4445343912196cm 6.40540646445036cm)" svg:viewBox="0 0 3593 2804" svg:d="M0 2804c3132-1267 3542-2387 3593-2804">
          <text:p/>
        </draw:path>
        <draw:path draw:style-name="gr6" draw:text-style-name="P2" draw:layer="layout" svg:width="3.507cm" svg:height="3.118cm" draw:transform="skewX (0.000872664625997076) rotate (-0.463733982254894) translate (12.5866640384742cm 7.46618899060781cm)" svg:viewBox="0 0 3508 3119" svg:d="M0 3119c3129-1266 3459-2702 3508-3119">
          <text:p/>
        </draw:path>
        <draw:path draw:style-name="gr6" draw:text-style-name="P2" draw:layer="layout" svg:width="1.756cm" svg:height="1.188cm" draw:transform="rotate (-0.464955712731289) translate (11.0456248180593cm 1.53893116145208cm)" svg:viewBox="0 0 1757 1189" svg:d="M0 1189c893-349 1809-933 1755-1189">
          <text:p/>
        </draw:path>
        <draw:path draw:style-name="gr6" draw:text-style-name="P2" draw:layer="layout" svg:width="0.692cm" svg:height="0.513cm" draw:transform="skewX (0.00593411945678079) rotate (-0.463733982254894) translate (10.3305231755055cm 1.25487424367368cm)" svg:viewBox="0 0 693 514" svg:d="M0 514c344-132 813-429 664-514">
          <text:p/>
        </draw:path>
        <draw:line draw:style-name="gr3" draw:text-style-name="P2" draw:layer="layout" svg:x1="9.026cm" svg:y1="8.983cm" svg:x2="9.355cm" svg:y2="1.26cm">
          <text:p/>
        </draw:line>
        <draw:line draw:style-name="gr9" draw:text-style-name="P2" draw:layer="layout" svg:x1="9.026cm" svg:y1="8.982cm" svg:x2="1.129cm" svg:y2="1.75cm">
          <text:p/>
        </draw:line>
        <draw:path draw:style-name="gr10" draw:text-style-name="P2" draw:layer="layout" svg:width="7.178cm" svg:height="7.729cm" draw:transform="rotate (-1.5707963267949) translate (8.806cm 1.847cm)" svg:viewBox="0 0 7179 7730" svg:d="M0 7706c623 367 3473-3634 4500-3250-247-1144 3095-3827 2635-4456">
          <text:p/>
        </draw:path>
        <draw:custom-shape draw:style-name="gr11" draw:text-style-name="P6" draw:layer="layout" svg:width="5.5cm" svg:height="1cm" svg:x="0.1cm" svg:y="6.347cm">
          <text:p text:style-name="P5">Vertical Datum</text:p>
          <draw:enhanced-geometry svg:viewBox="0 0 21600 21600" draw:mirror-horizontal="false" draw:mirror-vertical="false" draw:type="rectangle" draw:enhanced-path="M 0 0 L 21600 0 21600 21600 0 21600 0 0 Z N"/>
        </draw:custom-shape>
        <draw:custom-shape draw:style-name="gr12" draw:text-style-name="P6" draw:layer="layout" svg:width="5.75cm" svg:height="1.25cm" svg:x="14.85cm" svg:y="2.097cm">
          <text:p text:style-name="P5">Horizontal Datum</text:p>
          <draw:enhanced-geometry svg:viewBox="0 0 21600 21600" draw:type="rectangle" draw:enhanced-path="M 0 0 L 21600 0 21600 21600 0 21600 0 0 Z N"/>
        </draw:custom-shape>
        <draw:path draw:style-name="gr10" draw:text-style-name="P2" draw:layer="layout" svg:width="8.394cm" svg:height="4.858cm" draw:transform="rotate (-1.5707963267949) translate (16.1363679892706cm 1.45161371401151cm)" svg:viewBox="0 0 8395 4859" svg:d="M59 4859c-500-1000 2336-3073 1836-4323 2000 750 5750-1250 6500-250">
          <text:p/>
        </draw:path>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ira Code Light" svg:font-family="'Fira Code Light'"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840 707" svg:d="M0 0v110h418l-4 1-5 1-6 2-6 4-4 4-4 4-376 513-6 11-2 9-1 6 1 10 4 9 4 7 4 4 5 4 7 4 7 3 10 1h9l10-3 9-6 8-9 340-464 341 464 5 6 4 4 6 4 6 2 7 2h7 5l8-2 5-2 7-4 6-5 4-6 4-7 3-8v-9-6l-2-7-2-6-4-6-376-512-3-5-4-3-4-3-6-3-6-2-5-1h-2 410v-110z"/>
    <draw:marker draw:name="Arrowheads_20_2" draw:display-name="Arrowheads 2" svg:viewBox="0 0 2239 2244" svg:d="M1125 0l-45 9-38 25-21 30-1009 2010-11 34-1 34 12 41 27 32 23 15 23 9 26 4 37-5 31-15 23-21 15-23 905-1804 899 1804 10 17 12 14 15 13 15 9 21 8 30 4 20-2 15-4 17-7 16-10 12-10 13-15 12-21 7-22 3-27-2-20-11-30-998-2012-24-33-36-23z"/>
    <draw:marker draw:name="Arrowheads_20_3" draw:display-name="Arrowheads 3" svg:viewBox="0 826 1131 754" svg:d="M566 826l-566 754 114-85 136-68 148-46 161-17 161 13 153 46 140 68 118 89z"/>
    <draw:marker draw:name="Arrowheads_20_4" draw:display-name="Arrowheads 4" svg:viewBox="0 0 1131 1580" svg:d="M1013 1491l118 89-567-1580-564 1580 114-85 136-68 148-46 161-17 161 13 153 46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nb" fo:country="NO" style:font-name-asian="DejaVu Sans" style:font-size-asian="24pt" style:language-asian="zh" style:country-asian="CN" style:font-name-complex="Fira Code Light"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Unifont" style:font-family-asian="Unifont"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1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5T13:37:31.637134010</meta:creation-date>
    <dc:date>2025-03-26T13:41:09.347005322</dc:date>
    <meta:editing-duration>PT22H22M13S</meta:editing-duration>
    <meta:editing-cycles>4</meta:editing-cycles>
    <meta:generator>LibreOffice/24.2.7.2$Linux_X86_64 LibreOffice_project/420$Build-2</meta:generator>
    <meta:document-statistic meta:object-count="30"/>
  </office:meta>
</office:document-meta>
</file>